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a81" officeooo:paragraph-rsid="001a2a81"/>
    </style:style>
    <style:style style:name="P2" style:family="paragraph" style:parent-style-name="Standard">
      <style:text-properties officeooo:rsid="001b520c" officeooo:paragraph-rsid="001b520c"/>
    </style:style>
    <style:style style:name="P3" style:family="paragraph" style:parent-style-name="Standard">
      <style:text-properties fo:font-weight="bold" officeooo:rsid="001b520c" officeooo:paragraph-rsid="001b520c" style:font-weight-asian="bold" style:font-weight-complex="bold"/>
    </style:style>
    <style:style style:name="P4" style:family="paragraph" style:parent-style-name="Standard">
      <style:text-properties fo:font-weight="normal" officeooo:rsid="001b520c" officeooo:paragraph-rsid="001b520c" style:font-weight-asian="normal" style:font-weight-complex="normal"/>
    </style:style>
    <style:style style:name="P5" style:family="paragraph" style:parent-style-name="Standard">
      <style:text-properties fo:font-weight="normal" officeooo:rsid="001d196c" officeooo:paragraph-rsid="001d196c" style:font-weight-asian="normal" style:font-weight-complex="normal"/>
    </style:style>
    <style:style style:name="P6" style:family="paragraph" style:parent-style-name="Standard">
      <style:text-properties fo:font-weight="normal" officeooo:rsid="002125fe" officeooo:paragraph-rsid="002125fe" style:font-weight-asian="normal" style:font-weight-complex="normal"/>
    </style:style>
    <style:style style:name="P7" style:family="paragraph" style:parent-style-name="Standard">
      <style:text-properties fo:font-size="14pt" officeooo:rsid="001a2a81" officeooo:paragraph-rsid="001a2a81" style:font-size-asian="14pt" style:font-size-complex="14pt"/>
    </style:style>
    <style:style style:name="P8" style:family="paragraph" style:parent-style-name="Standard">
      <style:text-properties fo:font-size="14pt" officeooo:rsid="001b520c" officeooo:paragraph-rsid="001b520c" style:font-size-asian="14pt" style:font-size-complex="14pt"/>
    </style:style>
    <style:style style:name="P9" style:family="paragraph" style:parent-style-name="Standard">
      <style:text-properties fo:font-size="14pt" fo:font-weight="bold" officeooo:rsid="001b520c" officeooo:paragraph-rsid="001b520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6pt" fo:font-weight="bold" officeooo:rsid="001a2a81" officeooo:paragraph-rsid="001a2a81" style:font-size-asian="16pt" style:font-weight-asian="bold" style:font-size-complex="16pt" style:font-weight-complex="bold"/>
    </style:style>
    <style:style style:name="T1" style:family="text">
      <style:text-properties officeooo:rsid="001b520c"/>
    </style:style>
    <style:style style:name="T2" style:family="text">
      <style:text-properties officeooo:rsid="001d196c"/>
    </style:style>
    <style:style style:name="T3" style:family="text">
      <style:text-properties officeooo:rsid="001ef5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nexus Rule <text:span text:style-name="T1">S</text:span>et</text:p>
      <text:p text:style-name="P1"/>
      <text:p text:style-name="P7"/>
      <text:p text:style-name="P9">Characteristics</text:p>
      <text:p text:style-name="P8"/>
      <text:p text:style-name="P1">Each character has a number of characteristics <text:span text:style-name="T3">classified</text:span> under three headings : Physical, Mental and Gloaming. <text:span text:style-name="T1">Each characteristic is a percentage, with 0% being </text:span><text:span text:style-name="T2">the baseline</text:span><text:span text:style-name="T1"> average human.</text:span></text:p>
      <text:p text:style-name="P1"/>
      <text:p text:style-name="P3">Physical:</text:p>
      <text:p text:style-name="P3"/>
      <text:p text:style-name="P4">Strength</text:p>
      <text:p text:style-name="P2">Build</text:p>
      <text:p text:style-name="P2">Endurance</text:p>
      <text:p text:style-name="P2">Dexterity</text:p>
      <text:p text:style-name="P2"/>
      <text:p text:style-name="P3">Mental:</text:p>
      <text:p text:style-name="P3"/>
      <text:p text:style-name="P4">Cool</text:p>
      <text:p text:style-name="P4">Intelligence</text:p>
      <text:p text:style-name="P5">Memory</text:p>
      <text:p text:style-name="P4">Instinct</text:p>
      <text:p text:style-name="P4">Negotiate</text:p>
      <text:p text:style-name="P4">Knowledge</text:p>
      <text:p text:style-name="P4"/>
      <text:p text:style-name="P3">Gloaming:</text:p>
      <text:p text:style-name="P3"/>
      <text:p text:style-name="P4">Sensitivity</text:p>
      <text:p text:style-name="P4">Persistence</text:p>
      <text:p text:style-name="P4">Expanse</text:p>
      <text:p text:style-name="P4">Intuition</text:p>
      <text:p text:style-name="P6">Acceptance</text:p>
      <text:p text:style-name="P4"/>
      <text:p text:style-name="P4"/>
      <text:p text:style-name="P9">Skills</text:p>
      <text:p text:style-name="P4"/>
      <text:p text:style-name="P5">Skills represent abilities and skills that a character has that an average person would either not possess, or posses to the same degree as most people. They are often related to the characters job (e.g a computer programmer would certainly have the Programming skill, along with other skills related to that line of work.)</text:p>
      <text:p text:style-name="P5"/>
      <text:p text:style-name="P5">Alternatively, a skill might be the result of a hobby, for example, a character who enjoys target shooting as a pastime will have skills relevant to that.</text:p>
      <text:p text:style-name="P5"/>
      <text:p text:style-name="P5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3:48:32.204986453</meta:creation-date>
    <dc:date>2024-05-04T22:32:50.849324021</dc:date>
    <meta:editing-duration>PT2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132" meta:character-count="857" meta:non-whitespace-character-count="748"/>
  </office:meta>
</office:document-meta>
</file>